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 style:list-style-name="L1">
      <style:paragraph-properties fo:margin-top="0cm" fo:margin-bottom="0.499cm" style:contextual-spacing="false" fo:line-height="150%"/>
      <style:text-properties officeooo:rsid="00540c22" officeooo:paragraph-rsid="00540c22"/>
    </style:style>
    <style:style style:name="T1" style:family="text">
      <style:text-properties officeooo:rsid="00540c22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540c22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Titus 3:4-ff) / <text:span text:style-name="Strong_20_Emphasis">Opening prayer</text:span> (Alan E<text:span text:style-name="T1">very</text:span>)</text:p>
      <text:p text:style-name="P2"><text:span text:style-name="Strong_20_Emphasis">Praise</text:span>: <text:span text:style-name="Emphasis">O The Deep, Deep Love of Jesus (Rej 440)</text:span></text:p>
      <text:p text:style-name="P2"><text:span text:style-name="Strong_20_Emphasis">Bible Reading</text:span>: Genesis 15:6-21 (Callum H)</text:p>
      <text:p text:style-name="P2"><text:span text:style-name="Strong_20_Emphasis">Announcements</text:span> (JA)</text:p>
      <text:list text:style-name="L1">
        <text:list-item>
          <text:p text:style-name="P3">Working Bee</text:p>
        </text:list-item>
        <text:list-item>
          <text:p text:style-name="P3">Carols preparation</text:p>
        </text:list-item>
        <text:list-item>
          <text:p text:style-name="P3">Gingerbread House craft activity</text:p>
        </text:list-item>
      </text:list>
      <text:p text:style-name="P2"><text:span text:style-name="Strong_20_Emphasis">Sunday School</text:span> (Shi Ya B, Jack W)</text:p>
      <text:p text:style-name="P2"><text:span text:style-name="Strong_20_Emphasis">Praise</text:span>: <text:span text:style-name="Emphasis">Glory be to Jesus (Rej 220)</text:span></text:p>
      <text:p text:style-name="P2"><text:span text:style-name="Strong_20_Emphasis">Prayer for the church and the world</text:span>  (JA)</text:p>
      <text:p text:style-name="P2"><text:span text:style-name="Strong_20_Emphasis">Praise</text:span>: <text:span text:style-name="Emphasis">Man of Sorrows (Rej 206)</text:span><text:span text:style-name="Emphasis"><text:span text:style-name="T2"> <text:s/></text:span></text:span><text:span text:style-name="Emphasis"><text:span text:style-name="T3">(Offering)</text:span></text:span></text:p>
      <text:p text:style-name="P2"><text:span text:style-name="Strong_20_Emphasis">Bible reading</text:span>: Mark 15:1-15 (AE)</text:p>
      <text:p text:style-name="P2"><text:span text:style-name="Strong_20_Emphasis">Sermon</text:span>: “THE GOSPEL IN THE OLD AND NEW TESTAMENT” (AE)</text:p>
      <text:p text:style-name="P2"><text:span text:style-name="Strong_20_Emphasis">Praise</text:span>: <text:span text:style-name="Emphasis">Praise my soul the King of heaven (</text:span><text:span text:style-name="Emphasis"><text:span text:style-name="T1">R</text:span></text:span><text:span text:style-name="Emphasis">ej 70)</text:span></text:p>
      <text:p text:style-name="P2"><text:span text:style-name="Strong_20_Emphasis">Benediction</text:span> (A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40c22"/>
    </style:style>
    <style:style style:name="MT2" style:family="text">
      <style:text-properties officeooo:rsid="00495328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9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30</text:span><text:span text:style-name="MT2">th</text:span> <text:span text:style-name="MT1">November</text:span><text:span text:style-name="MT3"> 2025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5-11-29T20:29:28.316028955</dc:date>
    <meta:editing-duration>PT6H42M45S</meta:editing-duration>
    <meta:editing-cycles>50</meta:editing-cycles>
    <meta:generator>LibreOffice/25.8.3.2$Linux_X86_64 LibreOffice_project/580$Build-2</meta:generator>
    <meta:print-date>2024-02-03T21:06:33.278074986</meta:print-date>
    <meta:document-statistic meta:table-count="0" meta:image-count="0" meta:object-count="0" meta:page-count="1" meta:paragraph-count="16" meta:word-count="101" meta:character-count="570" meta:non-whitespace-character-count="486"/>
  </office:meta>
</office:document-meta>
</file>